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4fb0" officeooo:paragraph-rsid="001f4fb0"/>
    </style:style>
    <style:style style:name="P2" style:family="paragraph" style:parent-style-name="Standard">
      <style:text-properties officeooo:rsid="001f4fb0" officeooo:paragraph-rsid="001f56ca"/>
    </style:style>
    <style:style style:name="P3" style:family="paragraph" style:parent-style-name="Standard">
      <style:text-properties officeooo:rsid="001f4fb0" officeooo:paragraph-rsid="002150eb"/>
    </style:style>
    <style:style style:name="P4" style:family="paragraph" style:parent-style-name="Standard">
      <style:text-properties fo:font-weight="bold" officeooo:rsid="001d9a50" officeooo:paragraph-rsid="001d9a50" style:font-weight-asian="bold" style:font-weight-complex="bold"/>
    </style:style>
    <style:style style:name="P5" style:family="paragraph" style:parent-style-name="Standard">
      <style:text-properties fo:font-style="normal" officeooo:rsid="002150eb" officeooo:paragraph-rsid="00232391" style:font-style-asian="normal" style:font-style-complex="normal"/>
    </style:style>
    <style:style style:name="P6" style:family="paragraph" style:parent-style-name="Standard">
      <style:text-properties officeooo:rsid="00218b92" officeooo:paragraph-rsid="002150eb"/>
    </style:style>
    <style:style style:name="P7" style:family="paragraph" style:parent-style-name="Standard">
      <style:text-properties officeooo:rsid="00218b92" officeooo:paragraph-rsid="00232391"/>
    </style:style>
    <style:style style:name="P8" style:family="paragraph" style:parent-style-name="Standard">
      <style:text-properties officeooo:rsid="001d9a50" officeooo:paragraph-rsid="001d9a50"/>
    </style:style>
    <style:style style:name="P9" style:family="paragraph" style:parent-style-name="Standard">
      <style:text-properties officeooo:rsid="00234c81" officeooo:paragraph-rsid="00234c81"/>
    </style:style>
    <style:style style:name="P10" style:family="paragraph" style:parent-style-name="Standard">
      <style:text-properties fo:font-style="normal" officeooo:rsid="0021d4db" officeooo:paragraph-rsid="00232391" style:font-style-asian="normal" style:font-style-complex="normal"/>
    </style:style>
    <style:style style:name="P11" style:family="paragraph" style:parent-style-name="Standard">
      <style:text-properties fo:font-style="normal" officeooo:rsid="00232391" officeooo:paragraph-rsid="001f56ca" style:font-style-asian="normal" style:font-style-complex="normal"/>
    </style:style>
    <style:style style:name="P12" style:family="paragraph" style:parent-style-name="Standard">
      <style:text-properties fo:font-style="normal" officeooo:rsid="002150eb" officeooo:paragraph-rsid="002150eb" style:font-style-asian="normal" style:font-style-complex="normal"/>
    </style:style>
    <style:style style:name="T1" style:family="text">
      <style:text-properties officeooo:rsid="001f56ca"/>
    </style:style>
    <style:style style:name="T2" style:family="text">
      <style:text-properties fo:font-style="italic" officeooo:rsid="001f56c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f56ca" style:font-style-asian="normal" style:font-style-complex="normal"/>
    </style:style>
    <style:style style:name="T5" style:family="text">
      <style:text-properties fo:font-style="normal" officeooo:rsid="0020eb11" style:font-style-asian="normal" style:font-style-complex="normal"/>
    </style:style>
    <style:style style:name="T6" style:family="text">
      <style:text-properties fo:font-style="normal" officeooo:rsid="002150eb" style:font-style-asian="normal" style:font-style-complex="normal"/>
    </style:style>
    <style:style style:name="T7" style:family="text">
      <style:text-properties fo:font-style="normal" officeooo:rsid="0021d4db" style:font-style-asian="normal" style:font-style-complex="normal"/>
    </style:style>
    <style:style style:name="T8" style:family="text">
      <style:text-properties fo:font-style="normal" officeooo:rsid="00232391" style:font-style-asian="normal" style:font-style-complex="normal"/>
    </style:style>
    <style:style style:name="T9" style:family="text">
      <style:text-properties fo:font-style="normal" officeooo:rsid="00234c81" style:font-style-asian="normal" style:font-style-complex="normal"/>
    </style:style>
    <style:style style:name="T10" style:family="text">
      <style:text-properties fo:font-style="normal" officeooo:rsid="0023ba3d"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232391"/>
    </style:style>
    <style:style style:name="T13" style:family="text">
      <style:text-properties officeooo:rsid="0023ba3d"/>
    </style:style>
    <style:style style:name="T1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pire</text:p>
      <text:p text:style-name="P8"/>
      <text:p text:style-name="P5"/>
      <text:p text:style-name="P5"><text:span text:style-name="T14">Colors</text:span>: bright blue, brass, white</text:p>
      <text:p text:style-name="P5"><text:span text:style-name="T14">Materials</text:span>: brass, glass, shiny metal</text:p>
      <text:p text:style-name="P5"><text:span text:style-name="T14">Culturally</text:span>: It is an intellectual hub; there are very smart people, and then the tourists. When you are on the People's Spire (the lower half, with the rabble) someone is always trying to sell you something. <text:s/>People <text:span text:style-name="T12">are</text:span> very serious about being positive, friendly and open-minded <text:span text:style-name="T12">(like really pushy hipsters)</text:span></text:p>
      <text:p text:style-name="P5"><text:span text:style-name="T14">City</text:span>: The city at the base of the spire is named the “People's City.” However, the upper half (with the real sages) is simply “The Spire City.” Rolan may keep referring to the city as “the spire” and confuse people. Everyone will correct him. The gate is simply “The Spire Gate.”</text:p>
      <text:p text:style-name="P7"><text:span text:style-name="T11">Places</text:span><text:span text:style-name="T3">: The Spire College, (The Spire Library--Dungeon?), The Central World Laboratory, </text:span><text:span text:style-name="T7">cafes/hip places </text:span><text:span text:style-name="T10">(“Meredith's Cafe,” “Spire Peace Wellness Tea Bar” )</text:span><text:span text:style-name="T7"> The People's Temple, The Spire Gate.</text:span></text:p>
      <text:p text:style-name="P9"><text:span text:style-name="T14">Names</text:span>: Locals have pretty medieval names; however, <text:span text:style-name="T13">there are also</text:span> stupid, pretentious names to appeal to tourists.</text:p>
      <text:p text:style-name="P10"/>
      <text:p text:style-name="P1"><text:tab/>The spire itself is a large beam of energy that shoots from deep within the Earth into the sky. It was formed by early sages (who are more <text:span text:style-name="T12">of</text:span> intellectual scientists). They harnessed energy from the Earth using the crystals to create portals t<text:span text:style-name="T12">hat connect to</text:span> different parts of the world. <text:span text:style-name="T13">It is not for use by normal people, and can only be accessed from The Spire City. It is used by sages, and very important people. Stepping in the light immediately teleports you to whatever location you are thinking of (thought it can only be general, like a city, not a bathroom in the bar of the city). </text:span>The spire stands in the middle of the city<text:span text:style-name="T1">. There are shiny brass colors paired with blue, giving it an “Atlantis” feel.</text:span></text:p>
      <text:p text:style-name="P2"><text:tab/><text:span text:style-name="T1">The city is separated into two areas: the ordinary population, and the sage area. Ordinary townspeople live at the very bottom of the spire. Their town sits on a the ground surrounding the spire, and also on a mountain that winds up, around the light beam. At the top of the mountain stands a beautiful blue and gold temple (The People's Temple) with a large, guarded gate. It is the entrance to the real spire. Only sages may come and go freely; others require permission to pass through. On the other side, the city winds upward on a brassy man-made platform.</text:span></text:p>
      <text:p text:style-name="P2"><text:span text:style-name="T1"><text:tab/>The city was first a small town with only a pagan-style temple to the Matron (open to the air, nothing fancy). After the Monolith, the city actually become </text:span><text:span text:style-name="T2">more</text:span><text:span text:style-name="T4"> popular. </text:span><text:span text:style-name="T10">Now,</text:span><text:span text:style-name="T4"> </text:span><text:span text:style-name="T10">this place is pilgrim's heaven</text:span><text:span text:style-name="T4">. </text:span><text:span text:style-name="T5">The peasant side resembles a tourist attraction. People taking pictures; </text:span><text:span text:style-name="T8">fashionable </text:span><text:span text:style-name="T5">coffee shops; </text:span><text:span text:style-name="T9">book stores</text:span><text:span text:style-name="T5">; the Spire College. The school has a library (perhaps with a dungeon?), and many explorable areas and intelligent professors. </text:span><text:span text:style-name="T6">There is a famous Laboratory, where scientists study the crystals.</text:span><text:span text:style-name="T5"> The town is bustling with young, energetic, people. </text:span><text:span text:style-name="T9">Tourists are</text:span><text:span text:style-name="T5"> really pumped to be at the spire </text:span><text:span text:style-name="T8">and </text:span><text:span text:style-name="T9">they</text:span><text:span text:style-name="T8"> talk about it constantly.</text:span></text:p>
      <text:p text:style-name="P11"/>
      <text:p text:style-name="P3"><text:span text:style-name="T5"><text:tab/></text:span><text:span text:style-name="T6">The People's Temple has many sages ready to answer questions, and go through sagely duties with visitors (like a temple stay). </text:span><text:span text:style-name="T9">At the entrance are elderly ladies selling knick knacks and overpriced tea </text:span><text:span text:style-name="T10">and junk</text:span><text:span text:style-name="T9">. As soon as you enter the temple, everything is very respectful, and subdued. The head sage of The People's Temple will take a liking to you (since you're a strapping young man) and ask you to do a couple favors. Water the plants, help prepare the tea. Eventually she will tell you she knows who you are, and you should go see the other sages.</text:span></text:p>
      <text:p text:style-name="P12"/>
      <text:p text:style-name="P3"><text:span text:style-name="T6"><text:tab/></text:span><text:span text:style-name="T7">In The Spire City, there are only sage-related structures; “temples” and scenic overlooks for meditation, The Library of the Matron (which also includes a laboratory). </text:span><text:span text:style-name="T10">The traditional buildings have lots of windows, and round ceilings.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1:18:38.788000000</meta:creation-date>
    <meta:generator>LibreOffice/4.2.7.2$Windows_x86 LibreOffice_project/933c0aa564ec4f8883ed5732c866db48dca4dac5</meta:generator>
    <dc:date>2015-04-01T14:39:59.817000000</dc:date>
    <meta:editing-duration>PT28M7S</meta:editing-duration>
    <meta:editing-cycles>8</meta:editing-cycles>
    <meta:document-statistic meta:table-count="0" meta:image-count="0" meta:object-count="0" meta:page-count="1" meta:paragraph-count="12" meta:word-count="628" meta:character-count="3685" meta:non-whitespace-character-count="3063"/>
  </office:meta>
</office:document-meta>
</file>